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6.373cm" style:rel-column-width="24567*"/>
    </style:style>
    <style:style style:name="Tableau11.B" style:family="table-column">
      <style:table-column-properties style:column-width="10.627cm" style:rel-column-width="40968*"/>
    </style:style>
    <style:style style:name="Tableau1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6.429cm" style:rel-column-width="24784*"/>
    </style:style>
    <style:style style:name="Tableau12.B" style:family="table-column">
      <style:table-column-properties style:column-width="10.571cm" style:rel-column-width="40751*"/>
    </style:style>
    <style:style style:name="Tableau12.A1" style:family="table-cell">
      <style:table-cell-properties fo:background-color="#ff9966" fo:padding="0.097cm" fo:border="0.05pt solid #000000">
        <style:background-image/>
      </style:table-cell-properties>
    </style:style>
    <style:style style:name="Tableau12.A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6.429cm" style:rel-column-width="24784*"/>
    </style:style>
    <style:style style:name="Tableau14.B" style:family="table-column">
      <style:table-column-properties style:column-width="10.571cm" style:rel-column-width="40751*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a-attr-libellé">
      <style:text-properties fo:font-size="13pt" fo:font-style="normal" style:font-size-asian="13pt" style:font-style-asian="normal" style:font-size-complex="13pt" style:font-style-complex="normal"/>
    </style:style>
    <style:style style:name="P2" style:family="paragraph" style:parent-style-name="fa-oo-libellé">
      <style:paragraph-properties fo:text-align="center" style:justify-single-word="false"/>
      <style:text-properties style:font-name="Lohit Bengali1" fo:font-size="16pt" style:font-size-asian="10.5pt"/>
    </style:style>
    <style:style style:name="P3" style:family="paragraph" style:parent-style-name="Text_20_body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4" style:family="paragraph" style:parent-style-name="Heading_20_2">
      <style:text-properties style:font-name="Lohit Bengali1" fo:font-size="14pt" fo:font-style="normal" style:font-size-asian="14pt" style:font-style-asian="normal" style:font-size-complex="14pt" style:font-style-complex="normal"/>
    </style:style>
    <style:style style:name="P5" style:family="paragraph" style:parent-style-name="Heading_20_3">
      <style:paragraph-properties fo:text-align="start" style:justify-single-word="false"/>
      <style:text-properties style:font-name="Lohit Bengali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font-name="Ubuntu" fo:font-size="2pt" fo:letter-spacing="normal" fo:font-style="normal" fo:text-shadow="none" style:text-underline-style="none" fo:font-weight="normal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Ubuntu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">"PST %s" % self.Description()</text:text-input></text:p>
      <text:section text:style-name="Sect1" text:name="Section3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table:number-columns-spanned="2" office:value-type="string">
              <text:h text:style-name="Heading_20_1" text:outline-level="1"><text:span text:style-name="T4"><office:annotation><dc:creator>sge </dc:creator><dc:date>2013-06-21T21:16:13</dc:date><text:p text:style-name="P6"><text:span text:style-name="T5">do section- for so in view.getStrategicObjectives()</text:span></text:p></office:annotation></text:span><text:span text:style-name="T4">Objectif stratégique</text:span></text:h>
            </table:table-cell>
            <table:covered-table-cell/>
          </table:table-row>
          <table:table-row>
            <table:table-cell table:style-name="Tableau11.A2" office:value-type="string">
              <text:p text:style-name="P1">Titre</text:p>
            </table:table-cell>
            <table:table-cell table:style-name="Tableau11.B2" office:value-type="string">
              <text:p text:style-name="Table_20_Contents"><text:text-input text:description="">so.Title()</text:text-input></text:p>
            </table:table-cell>
          </table:table-row>
          <table:table-row>
            <table:table-cell table:style-name="Tableau11.A2" office:value-type="string">
              <text:p text:style-name="P1">Domaine</text:p>
            </table:table-cell>
            <table:table-cell table:style-name="Tableau11.B2" office:value-type="string">
              <text:p text:style-name="Table_20_Contents"><text:text-input text:description="">view.vocValue(u'imio.project.pst.content.operational.representative_responsible_vocabulary', 'categories', obj=so)</text:text-input></text:p>
            </table:table-cell>
          </table:table-row>
        </table:table>
        <text:section text:style-name="Sect1" text:name="Section4">
          <text:p text:style-name="Text_20_body"><text:span text:style-name="T3"><text:s/></text:span><office:annotation><dc:creator>Ngaha </dc:creator><dc:date>2013-10-15T12:46:28</dc:date><text:p text:style-name="P6"><text:span text:style-name="T5">do section- for oo in view.getOperationalObjectives(so)</text:span></text:p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table:number-columns-spanned="2" office:value-type="string">
                <text:h text:style-name="P4" text:outline-level="2">Objectif opérationnel</text:h>
              </table:table-cell>
              <table:covered-table-cell/>
            </table:table-row>
            <table:table-row>
              <table:table-cell table:style-name="Tableau12.A2" office:value-type="string">
                <text:p text:style-name="P1">Titre</text:p>
              </table:table-cell>
              <table:table-cell table:style-name="Tableau12.B2" office:value-type="string">
                <text:p text:style-name="fa-oo-valeur"><text:text-input text:description="">oo.Title()</text:text-input></text:p>
              </table:table-cell>
            </table:table-row>
            <table:table-row>
              <table:table-cell table:style-name="Tableau12.A2" office:value-type="string">
                <text:p text:style-name="P1">Domaine</text:p>
              </table:table-cell>
              <table:table-cell table:style-name="Tableau12.B2" office:value-type="string">
                <text:p text:style-name="fa-oo-valeur"><text:text-input text:description="">view.vocValue(u'imio.project.pst.content.operational.representative_responsible_vocabulary', 'categories', obj=so)</text:text-input></text:p>
              </table:table-cell>
            </table:table-row>
            <table:table-row>
              <table:table-cell table:style-name="Tableau12.A2" office:value-type="string">
                <text:p text:style-name="P1">Indicateur de résultat</text:p>
              </table:table-cell>
              <table:table-cell table:style-name="Tableau12.B2" office:value-type="string">
                <text:p text:style-name="fa-oo-valeur"><office:annotation><dc:creator>sge </dc:creator><dc:date>2013-06-21T22:15:44</dc:date><text:p text:style-name="P6"><text:span text:style-name="T6">do text</text:span></text:p><text:p text:style-name="P6"><text:span text:style-name="T6">from xhtml(view</text:span><text:span text:style-name="T5">.getObjectDGM(oo)</text:span><text:span text:style-name="T6">.formatResultIndicator())</text:span></text:p></office:annotation>result indicator</text:p>
              </table:table-cell>
            </table:table-row>
            <table:table-row>
              <table:table-cell table:style-name="Tableau12.A2" office:value-type="string">
                <text:p text:style-name="P1">Priorité</text:p>
              </table:table-cell>
              <table:table-cell table:style-name="Tableau12.B2" office:value-type="string">
                <text:p text:style-name="fa-oo-valeur"><text:text-input text:description="">oo.priority</text:text-input></text:p>
              </table:table-cell>
            </table:table-row>
            <table:table-row>
              <table:table-cell table:style-name="Tableau12.A2" office:value-type="string">
                <text:p text:style-name="P1">Échéance</text:p>
              </table:table-cell>
              <table:table-cell table:style-name="Tableau12.B2" office:value-type="string">
                <text:p text:style-name="fa-oo-valeur"><text:text-input text:description="">oo.planned_end_date.strftime('%d/%m/%Y')</text:text-input></text:p>
              </table:table-cell>
            </table:table-row>
            <table:table-row>
              <table:table-cell table:style-name="Tableau12.A2" office:value-type="string">
                <text:p text:style-name="P1">Responsable mandataire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representative_responsible_vocabulary', 'represent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P1">Responsable administratif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administrative_responsible_vocabulary', 'administr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P1">Service gestionnaire</text:p>
              </table:table-cell>
              <table:table-cell table:style-name="Tableau12.B2" office:value-type="string">
                <text:p text:style-name="fa-oo-valeur"><text:text-input text:description="">view.vocValues('imio.project.core.content.project.manager_vocabulary', 'manager', sep=', ', obj=oo)</text:text-input></text:p>
              </table:table-cell>
            </table:table-row>
            <table:table-row>
              <table:table-cell table:style-name="Tableau12.A2" office:value-type="string">
                <text:p text:style-name="P1">Partenaires</text:p>
              </table:table-cell>
              <table:table-cell table:style-name="Tableau12.B2" office:value-type="string">
                <text:p text:style-name="fa-attr-valeur"><office:annotation><dc:creator>sge </dc:creator><dc:date>2013-06-17T12:54:19</dc:date><text:p text:style-name="P6"><text:span text:style-name="T5">do text</text:span></text:p><text:p text:style-name="P6"><text:span text:style-name="T5">from xhtml(view.textFieldToHtml('extra_concerned_people', obj=oo))</text:span></text:p></office:annotation>champ extra_concerned_people</text:p>
              </table:table-cell>
            </table:table-row>
            <table:table-row>
              <table:table-cell table:style-name="Tableau12.A2" office:value-type="string">
                <text:p text:style-name="P1">Budget propre</text:p>
              </table:table-cell>
              <table:table-cell table:style-name="Tableau12.B2" office:value-type="string">
                <text:p text:style-name="fa-attr-valeur"><office:annotation><dc:creator>sge </dc:creator><dc:date>2013-06-17T12:34:05</dc:date><text:p text:style-name="P6"><text:span text:style-name="T6">do text</text:span></text:p><text:p text:style-name="P6"><text:span text:style-name="T6">from xhtml(view.</text:span><text:span text:style-name="T5">getObjectDGM(oo).</text:span><text:span text:style-name="T6">getOwnBudget(obj=oo))</text:span></text:p></office:annotation>champ budget propre</text:p>
              </table:table-cell>
            </table:table-row>
            <table:table-row>
              <table:table-cell table:style-name="Tableau12.A2" office:value-type="string">
                <text:p text:style-name="P1">Commentaire budget</text:p>
              </table:table-cell>
              <table:table-cell table:style-name="Tableau12.B2" office:value-type="string">
                <text:p text:style-name="Table_20_Contents"><office:annotation><dc:creator>sge </dc:creator><dc:date>2013-09-18T13:03:01</dc:date><text:p text:style-name="P6"><text:span text:style-name="T5">do text</text:span></text:p><text:p text:style-name="P6"><text:span text:style-name="T5">from xhtml(view.get('budget_comments', obj=oo))</text:span></text:p></office:annotation>champ budget_comments</text:p>
              </table:table-cell>
            </table:table-row>
            <table:table-row>
              <table:table-cell table:style-name="Tableau12.A2" office:value-type="string">
                <text:p text:style-name="P1">Budget actions</text:p>
              </table:table-cell>
              <table:table-cell table:style-name="Tableau12.B2" office:value-type="string">
                <text:p text:style-name="Table_20_Contents"><office:annotation><dc:creator>sge </dc:creator><dc:date>2013-09-18T11:38:33</dc:date><text:p text:style-name="P6"><text:span text:style-name="T5">do text</text:span></text:p><text:p text:style-name="P6"><text:span text:style-name="T5">from xhtml(view.getObjectDGM(oo).getChildrenBudget(obj=oo))</text:span></text:p></office:annotation>champ budget des actions</text:p>
              </table:table-cell>
            </table:table-row>
            <table:table-row>
              <table:table-cell table:style-name="Tableau12.A2" office:value-type="string">
                <text:p text:style-name="P1">Commentaires</text:p>
              </table:table-cell>
              <table:table-cell table:style-name="Tableau12.B2" office:value-type="string">
                <text:p text:style-name="fa-attr-valeur"><office:annotation><dc:creator>sge </dc:creator><dc:date>2013-06-17T13:13:51</dc:date><text:p text:style-name="P6"><text:span text:style-name="T5">do text</text:span></text:p><text:p text:style-name="P6"><text:span text:style-name="T5">from xhtml(view.get('comments', obj=oo))</text:span></text:p></office:annotation>champ comments</text:p>
              </table:table-cell>
            </table:table-row>
          </table:table>
          <text:section text:style-name="Sect1" text:name="Section5">
            <text:p text:style-name="fa-os"><text:span text:style-name="T1"><text:s/></text:span><text:span text:style-name="T2"><office:annotation><dc:creator>Ngaha </dc:creator><dc:date>2013-10-15T13:08:03</dc:date><text:p text:style-name="P6"><text:span text:style-name="T5">do section- for act in view.getActions(oo)</text:span></text:p></office:annotation></text:span>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5" text:outline-level="3">Action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P1">Titre</text:p>
                </table:table-cell>
                <table:table-cell table:style-name="Tableau14.B2" office:value-type="string">
                  <text:p text:style-name="fa-attr-valeur"><text:text-input text:description="">act.Title()</text:text-input></text:p>
                </table:table-cell>
              </table:table-row>
              <table:table-row>
                <table:table-cell table:style-name="Tableau14.A2" office:value-type="string">
                  <text:p text:style-name="P1">Échéance</text:p>
                </table:table-cell>
                <table:table-cell table:style-name="Tableau14.B2" office:value-type="string">
                  <text:p text:style-name="fa-attr-valeur"><text:text-input text:description="">act.planned_end_date.strftime('%d/%m/%Y')</text:text-input></text:p>
                </table:table-cell>
              </table:table-row>
              <table:table-row>
                <table:table-cell table:style-name="Tableau14.A2" office:value-type="string">
                  <text:p text:style-name="P1">Indice de santé</text:p>
                </table:table-cell>
                <table:table-cell table:style-name="Tableau14.B2" office:value-type="string">
                  <text:p text:style-name="fa-attr-valeur"><office:annotation><dc:creator>sge </dc:creator><dc:date>2013-06-17T14:29:33</dc:date><text:p text:style-name="P6"><text:span text:style-name="T5">do text</text:span></text:p><text:p text:style-name="P6"><text:span text:style-name="T5">from xhtml(view.getObjectDGM(act).formatHealthIndicator())</text:span></text:p></office:annotation>champ health_indicator_details</text:p>
                </table:table-cell>
              </table:table-row>
              <table:table-row>
                <table:table-cell table:style-name="Tableau14.A2" office:value-type="string">
                  <text:p text:style-name="P1">Service</text:p>
                </table:table-cell>
                <table:table-cell table:style-name="Tableau14.B2" office:value-type="string">
                  <text:p text:style-name="fa-attr-valeur"><text:text-input text:description="">view.vocValues(u'imio.project.core.content.project.manager_vocabulary', 'manager', sep=', ', obj=act)</text:text-input></text:p>
                </table:table-cell>
              </table:table-row>
              <table:table-row>
                <table:table-cell table:style-name="Tableau14.A2" office:value-type="string">
                  <text:p text:style-name="P1">Partenaires</text:p>
                </table:table-cell>
                <table:table-cell table:style-name="Tableau14.B2" office:value-type="string">
                  <text:p text:style-name="fa-attr-valeur"><office:annotation><dc:creator>sge </dc:creator><dc:date>2013-06-17T12:54:19</dc:date><text:p text:style-name="P6"><text:span text:style-name="T5">do text</text:span></text:p><text:p text:style-name="P6"><text:span text:style-name="T5">from xhtml(view.getObjectDGM(act).textFieldToHtml('extra_concerned_people'))</text:span></text:p></office:annotation>champ extra_concerned_people</text:p>
                </table:table-cell>
              </table:table-row>
              <table:table-row>
                <table:table-cell table:style-name="Tableau14.A2" office:value-type="string">
                  <text:p text:style-name="P1">Budget propre</text:p>
                </table:table-cell>
                <table:table-cell table:style-name="Tableau14.B2" office:value-type="string">
                  <text:p text:style-name="fa-attr-valeur"><office:annotation><dc:creator>sge </dc:creator><dc:date>2013-06-17T12:34:05</dc:date><text:p text:style-name="P6"><text:span text:style-name="T5">do text</text:span></text:p><text:p text:style-name="P6"><text:span text:style-name="T5">from xhtml(view.getObjectDGM(view.getObjectDGM(act).getParent()).getOwnBudget(obj=act))</text:span></text:p></office:annotation>champ budget propre</text:p>
                </table:table-cell>
              </table:table-row>
              <text:soft-page-break/>
              <table:table-row>
                <table:table-cell table:style-name="Tableau14.A2" office:value-type="string">
                  <text:p text:style-name="P1">Commentaire budget</text:p>
                </table:table-cell>
                <table:table-cell table:style-name="Tableau14.B2" office:value-type="string">
                  <text:p text:style-name="fa-attr-valeur"><office:annotation><dc:creator>sge </dc:creator><dc:date>2013-09-18T13:05:33</dc:date><text:p text:style-name="P6"><text:span text:style-name="T5">do text</text:span></text:p><text:p text:style-name="P6"><text:span text:style-name="T5">from xhtml(view.getObjectDGM(act).get('budget_comments'))</text:span></text:p></office:annotation>champ budget_comments</text:p>
                </table:table-cell>
              </table:table-row>
              <table:table-row>
                <table:table-cell table:style-name="Tableau14.A2" office:value-type="string">
                  <text:p text:style-name="P1">Indicateur d'avancement</text:p>
                </table:table-cell>
                <table:table-cell table:style-name="Tableau14.B2" office:value-type="string">
                  <text:p text:style-name="fa-attr-valeur"><text:text-input text:description="">act.get('progress')</text:text-input></text:p>
                </table:table-cell>
              </table:table-row>
              <table:table-row>
                <table:table-cell table:style-name="Tableau14.A2" office:value-type="string">
                  <text:p text:style-name="P1">Plan de travail</text:p>
                </table:table-cell>
                <table:table-cell table:style-name="Tableau14.B2" office:value-type="string">
                  <text:p text:style-name="fa-attr-valeur"><office:annotation><dc:creator>sge </dc:creator><dc:date>2013-06-17T13:12:40</dc:date><text:p text:style-name="P6"><text:span text:style-name="T5">do text</text:span></text:p><text:p text:style-name="P6"><text:span text:style-name="T5">from xhtml(view.get('work_plan', obj=act))</text:span></text:p></office:annotation>champ work_plan</text:p>
                </table:table-cell>
              </table:table-row>
              <table:table-row>
                <table:table-cell table:style-name="Tableau14.A2" office:value-type="string">
                  <text:p text:style-name="P1">Commentaires</text:p>
                </table:table-cell>
                <table:table-cell table:style-name="Tableau14.B2" office:value-type="string">
                  <text:p text:style-name="fa-attr-valeur"><office:annotation><dc:creator>sge </dc:creator><dc:date>2013-06-17T13:13:51</dc:date><text:p text:style-name="P6"><text:span text:style-name="T5">do text</text:span></text:p><text:p text:style-name="P6"><text:span text:style-name="T5">from xhtml(view.getObjectDGM(act).get('comments'))</text:span></text:p></office:annotation>champ comments</text:p>
                </table:table-cell>
              </table:table-row>
            </table:table>
            <text:p text:style-name="Text_20_body"/>
          </text:section>
          <text:p text:style-name="Text_20_body"/>
        </text:section>
        <text:p text:style-name="P2"/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2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default-outline-level="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Lohit Bengali" fo:font-size="14pt" fo:font-weight="bold" style:font-size-asian="14pt" style:font-size-complex="14pt"/>
    </style:style>
    <style:style style:name="fa-oo-libellé" style:family="paragraph" style:parent-style-name="Table_20_Contents" style:default-outline-level="" style:list-style-name="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Lohit Bengali1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10-17T13:23:47</dc:date>
    <dc:creator>Ngaha </dc:creator>
    <meta:editing-duration>PT13H31M25S</meta:editing-duration>
    <meta:editing-cycles>83</meta:editing-cycles>
    <meta:generator>LibreOffice/3.5$Linux_X86_64 LibreOffice_project/350m1$Build-2</meta:generator>
    <meta:document-statistic meta:table-count="3" meta:image-count="0" meta:object-count="0" meta:page-count="2" meta:paragraph-count="56" meta:word-count="128" meta:character-count="1527" meta:non-whitespace-character-count="1469"/>
  </office:meta>
</office:document-meta>
</file>